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6" style:family="paragraph" style:parent-style-name="Standard" style:master-page-name="Standard">
      <style:paragraph-properties fo:text-align="center" style:justify-single-word="false" style:page-number="1"/>
    </style:style>
    <style:style style:name="P17"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sked-it</text:span></text:p>
          </table:table-cell>
          <table:table-cell table:style-name="Table1.A1" office:value-type="string">
            <text:p text:style-name="P6"><text:span text:style-name="T5">Project ID</text:span></text:p>
          </table:table-cell>
          <table:table-cell table:style-name="Table1.D1" office:value-type="string">
            <text:p text:style-name="P6"><text:span text:style-name="T2">3</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Justin Tristan Gabriel R. Granda</text:span></text:p>
          </table:table-cell>
          <table:table-cell table:style-name="Table1.A1" office:value-type="string">
            <text:p text:style-name="P6"><text:span text:style-name="T5">Sprint No.</text:span></text:p>
          </table:table-cell>
          <table:table-cell table:style-name="Table1.D1" office:value-type="string">
            <text:p text:style-name="P6"><text:span text:style-name="T2">3</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February 28, 20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2">routes.py</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T</text:span><text:span text:style-name="T3">abs are used for indentions</text:span><text:span text:style-name="T9">.</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xceptions are being handled appropriately.</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variable names are used.</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Variable are initialized prior to us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8"><text:span text:style-name="T3">Python</text:span></text:p>
          </table:table-cell>
        </table:table-row>
        <table:table-row table:style-name="Table4.1">
          <table:table-cell table:style-name="Table4.A1" office:value-type="string">
            <text:p text:style-name="P8"><text:span text:style-name="T9">Program statements are limited to one per lin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8"><text:span text:style-name="T3">Python</text:span></text:p>
          </table:table-cell>
        </table:table-row>
        <table:table-row table:style-name="Table4.1">
          <table:table-cell table:style-name="Table4.A1" office:value-type="string">
            <text:p text:style-name="P8"><text:span text:style-name="T9">Parenthesis are used to remove operator precedence ambiguity and improve code readability.</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error messages are used.</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2603925053" text:style-name="WWNum1">
        <text:list-item>
          <text:p text:style-name="P17"/>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6"><text:span text:style-name="T3">time_converter</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check_conflict</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login_page</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index</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group</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approval</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logout</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
      <text:p text:style-name="P4"/>
      <text:list xml:id="list21538762464205" text:continue-numbering="true" text:style-name="WWNum1">
        <text:list-item>
          <text:p text:style-name="P17"/>
        </text:list-item>
        <text:list-item>
          <text:p text:style-name="P17"/>
        </text:list-item>
      </text:list>
      <text:p text:style-name="P4"/>
      <text:p text:style-name="P4"/>
      <text:p text:style-name="P4"/>
      <text:p text:style-name="P4"/>
      <text:list xml:id="list21538259316325" text:continue-numbering="true" text:style-name="WWNum1">
        <text:list-item>
          <text:p text:style-name="P18"><text:span text:style-name="T3">Reviewer’s Comments:<text:line-break/></text:span></text:p>
        </text:list-item>
      </text:list>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4" meta:paragraph-count="92" meta:word-count="377" meta:character-count="2268" meta:non-whitespace-character-count="1963"/>
    <meta:generator>LibreOfficeDev/6.0.5.2$Linux_X86_64 LibreOffice_project/</meta:generator>
  </office:meta>
</office:document-meta>
</file>